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DON LUCHO S.A.C (LUIS NEYRA)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DON LUCHO S.A.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EIRA ZARATE, LUIS ALEJAND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0315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3:20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